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eb20"/>
    </style:style>
    <style:style style:name="P2" style:family="paragraph" style:parent-style-name="Standard">
      <style:text-properties officeooo:rsid="000ec8d4" officeooo:paragraph-rsid="000ec8d4"/>
    </style:style>
    <style:style style:name="P3" style:family="paragraph" style:parent-style-name="Standard">
      <style:text-properties officeooo:rsid="000ee366" officeooo:paragraph-rsid="000ee366"/>
    </style:style>
    <style:style style:name="T1" style:family="text">
      <style:text-properties officeooo:rsid="000ec8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того, что что отключили <text:span text:style-name="T1">и собираются</text:span></text:p>
      <text:p text:style-name="P1"/>
      <text:p text:style-name="P2">список котельных для модернизации котлов КВГ/ТВГ</text:p>
      <text:p text:style-name="P2"/>
      <text:p text:style-name="P3">надо что-то на биотопливо (проект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6:21:59.054781094</meta:creation-date>
    <dc:date>2015-06-08T16:24:12.179061723</dc:date>
    <meta:editing-duration>PT1M3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8" meta:character-count="125" meta:non-whitespace-character-count="110"/>
  </office:meta>
</office:document-meta>
</file>